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2018 - ongoing. Programme Co-ordinator for the Master's Programme for communication officers in the public sector, 60 - 120 credits, University of Gothenburg.</text:p>
        </text:list-item>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